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  <style:text-properties officeooo:paragraph-rsid="000e5394"/>
    </style:style>
    <style:style style:name="P2" style:family="paragraph" style:parent-style-name="Standard">
      <style:paragraph-properties fo:orphans="0" fo:widows="0"/>
      <style:text-properties officeooo:rsid="000e5394" officeooo:paragraph-rsid="000e5394"/>
    </style:style>
    <style:style style:name="P3" style:family="paragraph" style:parent-style-name="Standard" style:list-style-name="WWNum2">
      <style:paragraph-properties fo:margin-left="1.27cm" fo:margin-right="0cm" fo:orphans="0" fo:widows="0" fo:text-indent="-0.635cm" style:auto-text-indent="false">
        <style:tab-stops/>
      </style:paragraph-properties>
      <style:text-properties officeooo:paragraph-rsid="000e5394"/>
    </style:style>
    <style:style style:name="P4" style:family="paragraph" style:parent-style-name="Standard" style:master-page-name="Standard">
      <style:paragraph-properties fo:orphans="0" fo:widows="0" style:page-number="auto"/>
      <style:text-properties officeooo:paragraph-rsid="000e5394"/>
    </style:style>
    <style:style style:name="P5" style:family="paragraph" style:parent-style-name="Standard" style:list-style-name="WWNum1">
      <style:paragraph-properties fo:margin-left="0cm" fo:margin-right="0cm" fo:orphans="0" fo:widows="0" fo:text-indent="0cm" style:auto-text-indent="false">
        <style:tab-stops/>
      </style:paragraph-properties>
      <style:text-properties officeooo:paragraph-rsid="000e5394"/>
    </style:style>
    <style:style style:name="P6" style:family="paragraph" style:parent-style-name="Standard">
      <style:paragraph-properties fo:margin-left="0cm" fo:margin-right="0cm" fo:orphans="0" fo:widows="0" fo:text-indent="0cm" style:auto-text-indent="false">
        <style:tab-stops/>
      </style:paragraph-properties>
      <style:text-properties officeooo:paragraph-rsid="000e5394"/>
    </style:style>
    <style:style style:name="T1" style:family="text">
      <style:text-properties officeooo:rsid="000e53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DADE DO VALE DO ITAJAÍ</text:p>
      <text:p text:style-name="P1">CENTRO DE CIÊNCIAS TECNOLÓGICAS DA TERRA E DO MAR</text:p>
      <text:p text:style-name="P1">CURSO DE CIÊNCIA DA COMPUTAÇÃO</text:p>
      <text:p text:style-name="P1">DISCIPLINA DE LINGUAGENS FORMAIS E AUTÔMATOS</text:p>
      <text:p text:style-name="P1">PROFESSOR RAFAEL DE SANTIAGO, MSc.</text:p>
      <text:p text:style-name="P1"/>
      <text:p text:style-name="P1"><text:span text:style-name="T1">Relatório </text:span>Trabalho M1</text:p>
      <text:p text:style-name="P1"/>
      <text:p text:style-name="P2">Alunos: Edgar Justavino e Jonas Cesconetto</text:p>
      <text:p text:style-name="P2"><text:s/></text:p>
      <text:p text:style-name="P1">Objetivo: exercitar os conteúdos vistos em sala sobre linguagem regular, de maneira a aplicar à recuperação de informações na Web.</text:p>
      <text:p text:style-name="P1"/>
      <text:p text:style-name="P1">Etapas:</text:p>
      <text:p text:style-name="P1"/>
      <text:list xml:id="list1292755952918469069" text:style-name="WWNum1">
        <text:list-header>
          <text:p text:style-name="P5">Seleção de tema;</text:p>
        </text:list-header>
      </text:list>
      <text:p text:style-name="P6"><text:tab/></text:p>
      <text:p text:style-name="P6"><text:tab/><text:span text:style-name="T1">Coordenadas GPS<text:line-break/><text:line-break/><text:tab/>A definição do tema ccontribuiu para desenvolver o </text:span></text:p>
      <text:p text:style-name="P6"/>
      <text:p text:style-name="P6"/>
      <text:list xml:id="list164907092410714" text:continue-numbering="true" text:style-name="WWNum1">
        <text:list-header>
          <text:p text:style-name="P5">Gramática Regular;</text:p>
          <text:p text:style-name="P5"/>
          <text:p text:style-name="P5">Criar Expressão regular equivalente ao AFD;</text:p>
          <text:p text:style-name="P5"/>
          <text:p text:style-name="P5">Criação da tabela de transição;</text:p>
          <text:p text:style-name="P5">Selecionar, no mínimo, três (3) páginas Web relacionadas com o tema;</text:p>
          <text:p text:style-name="P5"/>
          <text:p text:style-name="P5">Desenvolver programa em Java que utiliza API criada pelo professor para capturar páginas selecionadas e realizar a busca, que deverá retornar a todos os itens encontrados em cada página e exibi-los na tela (em console ou formulário Java);</text:p>
          <text:p text:style-name="P5"/>
          <text:p text:style-name="P5">Criar apresentação do trabalho com todas as etapas do trabalho;</text:p>
        </text:list-header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6:40:52.027737828</meta:creation-date>
    <dc:date>2016-08-29T16:49:06.486745334</dc:date>
    <meta:editing-duration>PT8M14S</meta:editing-duration>
    <meta:editing-cycles>1</meta:editing-cycles>
    <meta:document-statistic meta:table-count="0" meta:image-count="0" meta:object-count="0" meta:page-count="1" meta:paragraph-count="23" meta:word-count="156" meta:character-count="947" meta:non-whitespace-character-count="813"/>
    <meta:generator>LibreOffice/5.1.4.2$Linux_X86_64 LibreOffice_project/10m0$Build-2</meta:generator>
  </office:meta>
</office:document-meta>
</file>